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text-properties fo:font-style="italic" style:text-underline-style="solid" style:text-underline-width="auto" style:text-underline-color="font-color" fo:font-weight="bold" style:font-style-asian="italic" style:font-weight-asian="bold"/>
    </style:style>
    <style:style style:name="P2" style:family="paragraph" style:parent-style-name="Standard">
      <style:paragraph-properties fo:margin-top="0.139in" fo:margin-bottom="2.5in" loext:contextual-spacing="false" fo:line-height="100%" fo:orphans="2" fo:widows="2" fo:break-before="auto" fo:break-after="auto"/>
    </style:style>
    <style:style style:name="P3"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4"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5" style:family="paragraph" style:parent-style-name="Standard">
      <style:paragraph-properties fo:margin-top="0.139in" fo:margin-bottom="0in" loext:contextual-spacing="false" fo:line-height="125%" fo:orphans="2" fo:widows="2" fo:break-before="auto" fo:break-after="auto"/>
    </style:style>
    <style:style style:name="P6" style:family="paragraph" style:parent-style-name="Standard">
      <style:paragraph-properties fo:margin-left="0.2744in" fo:margin-right="0.2807in" fo:text-indent="0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text-indent="0.0783in" style:auto-text-indent="false" fo:break-before="auto" fo:break-after="auto"/>
    </style:style>
    <style:style style:name="P9"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1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1" style:family="paragraph" style:parent-style-name="Standard">
      <style:paragraph-properties fo:break-before="auto" fo:break-after="auto"/>
    </style:style>
    <style:style style:name="P12" style:family="paragraph" style:parent-style-name="Standard">
      <style:paragraph-properties fo:margin-top="0.1665in" fo:margin-bottom="0.0835in" loext:contextual-spacing="false" fo:line-height="100%" fo:break-before="auto" fo:break-after="auto" fo:keep-with-next="always"/>
    </style:style>
    <style:style style:name="P13"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4"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5"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6"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17" style:family="paragraph" style:parent-style-name="Standard">
      <style:paragraph-properties fo:margin-top="0in" fo:margin-bottom="0in" loext:contextual-spacing="false" fo:line-height="100%" fo:text-align="end" style:justify-single-word="false" fo:break-before="auto" fo:break-after="auto"/>
    </style:style>
    <style:style style:name="P1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1"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2"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23" style:family="paragraph" style:parent-style-name="Standard" style:list-style-name="WWNum5">
      <style:paragraph-properties fo:margin-left="0.5in" fo:margin-right="0in" fo:margin-top="0.0398in" fo:margin-bottom="0in" loext:contextual-spacing="false" fo:text-indent="-0.25in" style:auto-text-indent="false"/>
    </style:style>
    <style:style style:name="P24" style:family="paragraph" style:parent-style-name="Standard" style:list-style-name="WWNum1">
      <style:paragraph-properties fo:margin-left="0.5in" fo:margin-right="0in" fo:margin-top="0.0398in" fo:margin-bottom="0in" loext:contextual-spacing="false" fo:text-indent="-0.25in" style:auto-text-indent="false"/>
    </style:style>
    <style:style style:name="P25" style:family="paragraph" style:parent-style-name="Standard" style:list-style-name="WWNum6">
      <style:paragraph-properties fo:margin-left="0.5in" fo:margin-right="0in" fo:margin-top="0.0398in" fo:margin-bottom="0in" loext:contextual-spacing="false" fo:text-indent="-0.25in" style:auto-text-indent="false"/>
    </style:style>
    <style:style style:name="P26" style:family="paragraph" style:parent-style-name="Standard" style:list-style-name="WWNum7">
      <style:paragraph-properties fo:margin-left="0.5in" fo:margin-right="0in" fo:margin-top="0.0398in" fo:margin-bottom="0in" loext:contextual-spacing="false" fo:text-indent="-0.25in" style:auto-text-indent="false"/>
    </style:style>
    <style:style style:name="P27" style:family="paragraph" style:parent-style-name="Standard" style:list-style-name="WWNum2">
      <style:paragraph-properties fo:margin-left="0.5in" fo:margin-right="0in" fo:margin-top="0.0398in" fo:margin-bottom="0in" loext:contextual-spacing="false" fo:text-indent="-0.25in" style:auto-text-indent="false"/>
    </style:style>
    <style:style style:name="P28" style:family="paragraph" style:parent-style-name="Standard" style:list-style-name="WWNum8">
      <style:paragraph-properties fo:margin-left="0.5in" fo:margin-right="0in" fo:margin-top="0.0398in" fo:margin-bottom="0in" loext:contextual-spacing="false" fo:text-indent="-0.25in" style:auto-text-indent="false"/>
    </style:style>
    <style:style style:name="P29" style:family="paragraph" style:parent-style-name="Standard" style:list-style-name="WWNum4">
      <style:paragraph-properties fo:margin-left="0.5in" fo:margin-right="0in" fo:margin-top="0.0398in" fo:margin-bottom="0in" loext:contextual-spacing="false" fo:text-indent="-0.25in" style:auto-text-indent="false" fo:break-before="auto" fo:break-after="auto"/>
    </style:style>
    <style:style style:name="P30" style:family="paragraph" style:parent-style-name="Standard" style:list-style-name="WWNum5">
      <style:paragraph-properties fo:margin-left="0.5in" fo:margin-right="0in" fo:margin-top="0in" fo:margin-bottom="0in" loext:contextual-spacing="false" fo:text-indent="-0.25in" style:auto-text-indent="false"/>
    </style:style>
    <style:style style:name="P31" style:family="paragraph" style:parent-style-name="Standard" style:list-style-name="WWNum1">
      <style:paragraph-properties fo:margin-left="0.5in" fo:margin-right="0in" fo:margin-top="0in" fo:margin-bottom="0in" loext:contextual-spacing="false" fo:text-indent="-0.25in" style:auto-text-indent="false"/>
    </style:style>
    <style:style style:name="P32" style:family="paragraph" style:parent-style-name="Standard" style:list-style-name="WWNum2">
      <style:paragraph-properties fo:margin-left="0.5in" fo:margin-right="0in" fo:margin-top="0in" fo:margin-bottom="0in" loext:contextual-spacing="false" fo:text-indent="-0.25in" style:auto-text-indent="false"/>
    </style:style>
    <style:style style:name="P33" style:family="paragraph" style:parent-style-name="Standard" style:list-style-name="WWNum8">
      <style:paragraph-properties fo:margin-left="0.5in" fo:margin-right="0in" fo:margin-top="0in" fo:margin-bottom="0in" loext:contextual-spacing="false" fo:text-indent="-0.25in" style:auto-text-indent="false"/>
    </style:style>
    <style:style style:name="P34" style:family="paragraph" style:parent-style-name="Standard" style:list-style-name="WWNum4">
      <style:paragraph-properties fo:margin-left="0.5in" fo:margin-right="0in" fo:margin-top="0in" fo:margin-bottom="0in" loext:contextual-spacing="false" fo:text-indent="-0.25in" style:auto-text-indent="false" fo:break-before="auto" fo:break-after="auto"/>
    </style:style>
    <style:style style:name="P35" style:family="paragraph" style:parent-style-name="Standard" style:list-style-name="WWNum3">
      <style:paragraph-properties fo:margin-left="0.5in" fo:margin-right="0in" fo:margin-top="0in" fo:margin-bottom="0.0429in" loext:contextual-spacing="false" fo:text-indent="-0.25in" style:auto-text-indent="false"/>
    </style:style>
    <style:style style:name="P36" style:family="paragraph" style:parent-style-name="Standard" style:list-style-name="WWNum1">
      <style:paragraph-properties fo:margin-left="0.5in" fo:margin-right="0in" fo:margin-top="0in" fo:margin-bottom="0.0429in" loext:contextual-spacing="false" fo:text-indent="-0.25in" style:auto-text-indent="false"/>
    </style:style>
    <style:style style:name="P37" style:family="paragraph" style:parent-style-name="Standard" style:list-style-name="WWNum6">
      <style:paragraph-properties fo:margin-left="0.5in" fo:margin-right="0in" fo:margin-top="0in" fo:margin-bottom="0.0429in" loext:contextual-spacing="false" fo:text-indent="-0.25in" style:auto-text-indent="false"/>
    </style:style>
    <style:style style:name="P38" style:family="paragraph" style:parent-style-name="Standard" style:list-style-name="WWNum7">
      <style:paragraph-properties fo:margin-left="0.5in" fo:margin-right="0in" fo:margin-top="0in" fo:margin-bottom="0.0429in" loext:contextual-spacing="false" fo:text-indent="-0.25in" style:auto-text-indent="false"/>
    </style:style>
    <style:style style:name="P39" style:family="paragraph" style:parent-style-name="Standard" style:list-style-name="WWNum2">
      <style:paragraph-properties fo:margin-left="0.5in" fo:margin-right="0in" fo:margin-top="0in" fo:margin-bottom="0.0429in" loext:contextual-spacing="false" fo:text-indent="-0.25in" style:auto-text-indent="false"/>
    </style:style>
    <style:style style:name="P40" style:family="paragraph" style:parent-style-name="Standard" style:list-style-name="WWNum8">
      <style:paragraph-properties fo:margin-left="0.5in" fo:margin-right="0in" fo:margin-top="0in" fo:margin-bottom="0.0429in" loext:contextual-spacing="false" fo:text-indent="-0.25in" style:auto-text-indent="false"/>
    </style:style>
    <style:style style:name="P41" style:family="paragraph" style:parent-style-name="Standard" style:list-style-name="WWNum4">
      <style:paragraph-properties fo:margin-left="0.5in" fo:margin-right="0in" fo:margin-top="0in" fo:margin-bottom="0.0429in" loext:contextual-spacing="false" fo:text-indent="-0.25in" style:auto-text-indent="false" fo:break-before="auto" fo:break-after="auto"/>
    </style:style>
    <style:style style:name="P42" style:family="paragraph" style:parent-style-name="Standard" style:list-style-name="WWNum5">
      <style:paragraph-properties fo:margin-left="1in" fo:margin-right="0in" fo:margin-top="0in" fo:margin-bottom="0in" loext:contextual-spacing="false" fo:text-indent="-0.25in" style:auto-text-indent="false"/>
    </style:style>
    <style:style style:name="P43" style:family="paragraph" style:parent-style-name="Standard" style:list-style-name="WWNum2">
      <style:paragraph-properties fo:margin-left="1in" fo:margin-right="0in" fo:margin-top="0in" fo:margin-bottom="0in" loext:contextual-spacing="false" fo:text-indent="-0.25in" style:auto-text-indent="false"/>
    </style:style>
    <style:style style:name="P44" style:family="paragraph" style:parent-style-name="Standard" style:list-style-name="WWNum4">
      <style:paragraph-properties fo:margin-left="1in" fo:margin-right="0in" fo:margin-top="0in" fo:margin-bottom="0in" loext:contextual-spacing="false" fo:text-indent="-0.25in" style:auto-text-indent="false" fo:break-before="auto" fo:break-after="auto"/>
    </style:style>
    <style:style style:name="P45" style:family="paragraph" style:parent-style-name="Heading_20_1" style:list-style-name="WWNum9"/>
    <style:style style:name="P46" style:family="paragraph" style:parent-style-name="Heading_20_1" style:list-style-name="WWNum9">
      <style:paragraph-properties fo:break-before="auto" fo:break-after="auto"/>
    </style:style>
    <style:style style:name="P47"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style:font-name="Verdana" fo:font-size="8pt" fo:font-weight="bold" style:font-name-asian="Verdana1" style:font-size-asian="8pt" style:font-weight-asian="bold" style:font-name-complex="Verdana1" style:font-size-complex="8pt"/>
    </style:style>
    <style:style style:name="T10" style:family="text">
      <style:text-properties fo:font-size="10pt" style:font-size-asian="10pt" style:font-size-complex="10pt"/>
    </style:style>
    <style:style style:name="T11" style:family="text">
      <style:text-properties fo:font-weight="bold" style:font-weight-asian="bold"/>
    </style:style>
    <style:style style:name="T12" style:family="text">
      <style:text-properties style:font-name="Pacifico" fo:font-size="10pt" style:font-name-asian="Pacifico1" style:font-size-asian="10pt" style:font-name-complex="Pacifico1" style:font-size-complex="10pt"/>
    </style:style>
    <style:style style:name="T13" style:family="text">
      <style:text-properties style:font-name="Arimo" fo:font-size="10pt" style:font-name-asian="Arimo1" style:font-size-asian="10pt" style:font-name-complex="Arimo1" style:font-size-complex="10pt"/>
    </style:style>
    <style:style style:name="T14" style:family="text">
      <style:text-properties fo:font-variant="small-caps" style:font-name="Arial" fo:font-size="16pt" fo:font-weight="bold" style:font-name-asian="Arial1" style:font-size-asian="16pt" style:font-weight-asian="bold" style:font-name-complex="Arial1" style:font-size-complex="16pt"/>
    </style:style>
    <style:style style:name="T15" style:family="text">
      <style:text-properties fo:font-variant="small-caps" fo:color="#336633" fo:font-size="16pt" style:font-size-asian="16pt" style:font-size-complex="16pt"/>
    </style:style>
    <style:style style:name="T16" style:family="text">
      <style:text-properties fo:font-variant="small-caps" fo:color="#669966" fo:font-size="14pt" style:font-size-asian="14pt" style:font-size-complex="14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bold" style:font-weight-asian="bold"/>
    </style:style>
    <style:style style:name="T21" style:family="text">
      <style:text-properties style:text-underline-style="none"/>
    </style:style>
    <style:style style:name="T22" style:family="text">
      <style:text-properties fo:font-style="italic" style:text-underline-style="solid" style:text-underline-width="auto" style:text-underline-color="font-color" fo:font-weight="bold" style:font-style-asian="italic" style:font-weight-asian="bold"/>
    </style:style>
    <style:style style:name="T23" style:family="text">
      <style:text-properties fo:font-style="italic" fo:font-weight="bold" style:font-style-asian="italic" style:font-weight-asian="bold"/>
    </style:style>
    <style:style style:name="T24" style:family="text">
      <style:text-properties fo:font-style="italic" style:font-style-asian="italic"/>
    </style:style>
    <style:style style:name="T25" style:family="text">
      <style:text-properties fo:color="#1155cc" style:text-underline-style="solid" style:text-underline-width="auto" style:text-underline-color="font-color"/>
    </style:style>
    <style:style style:name="T26"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text:bookmark text:name="_aczyuw2yex2w"/><text:span text:style-name="T1">Sistemes de gestió empresarial</text:span><text:span text:style-name="T2"><text:line-break/></text:span><text:span text:style-name="T3">UD 05. (Semipresencial) Activitats avaluables 01</text:span></text:p>
      <text:p text:style-name="P2"><draw:frame draw:style-name="fr1" draw:name="image2.png" text:anchor-type="char" svg:x="0.7874in" svg:y="5.9055in" svg:width="6.6929in" svg:height="0.7917in" draw:z-index="1"><draw:image xlink:href="Pictures/10000201000003460000007AE797650DBFEC1736.png" xlink:type="simple" xlink:show="embed" xlink:actuate="onLoad" loext:mime-type="image/png"/></draw:frame><draw:frame draw:style-name="fr2"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3"/>
      <text:p text:style-name="P3"/>
      <text:p text:style-name="P3"/>
      <text:p text:style-name="P3"/>
      <text:p text:style-name="P4"/>
      <text:p text:style-name="P4"/>
      <text:p text:style-name="P4"/>
      <text:p text:style-name="P5"><text:span text:style-name="T5">Autor: Sergi García Barea</text:span></text:p>
      <text:p text:style-name="P5"><text:span text:style-name="T5">Actualitzat octubre 2021</text:span></text:p>
      <text:p text:style-name="P5"><text:span text:style-name="T6">Llicència</text:span></text:p>
      <text:p text:style-name="P7"/>
      <text:p text:style-name="P6"><text:span text:style-name="T7">Reconeixement - No comercial - CompartirIgual </text:span><text:span text:style-name="T8">(BY-NC-SA): No es permet un ús comercial de l'obra original ni de les possibles obres derivades, la distribució de les quals s'ha de fer amb una llicència igual a la que regula l'obra original.</text:span><draw:frame draw:style-name="fr3"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8"><text:span text:style-name="T6">Nomenclatura</text:span></text:p>
      <text:p text:style-name="P8">Al llarg d'aquest tema s'utilitzaran diferents símbols per distingir elements importants dins del contingut. Aquests símbols són:</text:p>
      <text:p text:style-name="P8"/>
      <text:p text:style-name="P10"><text:span text:style-name="T10"><text:s/>📖 </text:span><text:span text:style-name="T11">Important</text:span></text:p>
      <text:p text:style-name="P11"><text:soft-page-break/></text:p>
      <text:p text:style-name="P10"><text:span text:style-name="T12"><text:s/>❕</text:span><text:span text:style-name="T13"> </text:span><text:span text:style-name="T11">Atenció</text:span></text:p>
      <text:p text:style-name="P11"/>
      <text:p text:style-name="P10"><text:span text:style-name="T10"><text:s/>💬</text:span> <text:span text:style-name="T11">Interessant</text:span></text:p>
      <text:p text:style-name="P12"><text:span text:style-name="T14">Índex de contingut</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text:a xlink:type="simple" xlink:href="#_dbh0n1vac4c8" text:style-name="Index_20_Link" text:visited-style-name="Index_20_Link"><text:span text:style-name="T18">Data d’entrega</text:span></text:a><text:span text:style-name="T18"><text:tab/>3</text:span></text:p>
          <text:p text:style-name="P14"><text:a xlink:type="simple" xlink:href="#_9maybllx2a09" text:style-name="Index_20_Link" text:visited-style-name="Index_20_Link"><text:span text:style-name="T18">Observacions prèvies a la realització de la tasca avaluables</text:span></text:a><text:span text:style-name="T18"><text:tab/>3</text:span></text:p>
          <text:p text:style-name="P14"><text:a xlink:type="simple" xlink:href="#_2itjvswydgw7" text:style-name="Index_20_Link" text:visited-style-name="Index_20_Link"><text:span text:style-name="T9">Demostració d’autoria dels exercicis i castic per </text:span></text:a><text:span text:style-name="T9">còpia<text:tab/>3</text:span></text:p>
          <text:p text:style-name="P14"><text:a xlink:type="simple" xlink:href="#_42r7h17vh8ep" text:style-name="Index_20_Link" text:visited-style-name="Index_20_Link"><text:span text:style-name="T18">Entrevista tècnica</text:span></text:a><text:span text:style-name="T18"><text:tab/>4</text:span></text:p>
          <text:p text:style-name="P14"><text:a xlink:type="simple" xlink:href="#_viyy9irjbnvt" text:style-name="Index_20_Link" text:visited-style-name="Index_20_Link"><text:span text:style-name="T18">Pregunta entrevista 01</text:span></text:a><text:span text:style-name="T18"><text:tab/>4</text:span></text:p>
          <text:p text:style-name="P14"><text:a xlink:type="simple" xlink:href="#_xbrdpa8blftx" text:style-name="Index_20_Link" text:visited-style-name="Index_20_Link"><text:span text:style-name="T18">Pregunta entrevista 02</text:span></text:a><text:span text:style-name="T18"><text:tab/>4</text:span></text:p>
          <text:p text:style-name="P14"><text:a xlink:type="simple" xlink:href="#_dcq81jwpzeij" text:style-name="Index_20_Link" text:visited-style-name="Index_20_Link"><text:span text:style-name="T18">Pregunta entrevista 03</text:span></text:a><text:span text:style-name="T18"><text:tab/>4</text:span></text:p>
          <text:p text:style-name="P14"><text:a xlink:type="simple" xlink:href="#_3btsu7pryu3b" text:style-name="Index_20_Link" text:visited-style-name="Index_20_Link"><text:span text:style-name="T18">Pregunta entrevista 04</text:span></text:a><text:span text:style-name="T18"><text:tab/>5</text:span></text:p>
          <text:p text:style-name="P14"><text:a xlink:type="simple" xlink:href="#_ormqpvxdzzrw" text:style-name="Index_20_Link" text:visited-style-name="Index_20_Link"><text:span text:style-name="T18">Pregunta entrevista 05</text:span></text:a><text:span text:style-name="T18"><text:tab/>5</text:span></text:p>
          <text:p text:style-name="P14"><text:a xlink:type="simple" xlink:href="#_xu2a7tguu7bo" text:style-name="Index_20_Link" text:visited-style-name="Index_20_Link"><text:span text:style-name="T18">Pregunta entrevista 06</text:span></text:a><text:span text:style-name="T18"><text:tab/>5</text:span></text:p>
          <text:p text:style-name="P14"><text:a xlink:type="simple" xlink:href="#_hwnh5hv2rboo" text:style-name="Index_20_Link" text:visited-style-name="Index_20_Link"><text:span text:style-name="T18">Pregunta entrevista 07</text:span></text:a><text:span text:style-name="T18"><text:tab/>5</text:span></text:p>
          <text:p text:style-name="P14"><text:a xlink:type="simple" xlink:href="#_ee7ha6i6dtf3" text:style-name="Index_20_Link" text:visited-style-name="Index_20_Link"><text:span text:style-name="T18">Pregunta entrevista 08</text:span></text:a><text:span text:style-name="T18"><text:tab/>5</text:span></text:p>
          <text:p text:style-name="P14"><text:a xlink:type="simple" xlink:href="#_cc1fbbb1oud9" text:style-name="Index_20_Link" text:visited-style-name="Index_20_Link"><text:span text:style-name="T18">Pregunta entrevista 09</text:span></text:a><text:span text:style-name="T18"><text:tab/>6</text:span></text:p>
          <text:p text:style-name="P14"><text:a xlink:type="simple" xlink:href="#_vw8rw3phwpgn" text:style-name="Index_20_Link" text:visited-style-name="Index_20_Link"><text:span text:style-name="T18">Pregunta entrevista 10</text:span></text:a><text:span text:style-name="T18"><text:tab/>6</text:span></text:p>
          <text:p text:style-name="P14"><text:a xlink:type="simple" xlink:href="#_8l72fx451459" text:style-name="Index_20_Link" text:visited-style-name="Index_20_Link"><text:span text:style-name="T18">Pregunta entrevista 11</text:span></text:a><text:span text:style-name="T18"><text:tab/>7</text:span></text:p>
          <text:p text:style-name="P14"><text:a xlink:type="simple" xlink:href="#_e118bn52s19y" text:style-name="Index_20_Link" text:visited-style-name="Index_20_Link"><text:span text:style-name="T18">Pregunta entrevista 12</text:span></text:a><text:span text:style-name="T18"><text:tab/>7</text:span></text:p>
          <text:p text:style-name="P14"><text:soft-page-break/><text:a xlink:type="simple" xlink:href="#_uagkr6qiqv6g" text:style-name="Index_20_Link" text:visited-style-name="Index_20_Link"><text:span text:style-name="T18">Pregunta entrevista 13</text:span></text:a><text:span text:style-name="T18"><text:tab/>7</text:span></text:p>
          <text:p text:style-name="P14"><text:a xlink:type="simple" xlink:href="#_za5gxeh5rekm" text:style-name="Index_20_Link" text:visited-style-name="Index_20_Link"><text:span text:style-name="T18">Pregunta entrevista 14</text:span></text:a><text:span text:style-name="T18"><text:tab/>8</text:span></text:p>
          <text:p text:style-name="P15"><text:a xlink:type="simple" xlink:href="#_1njrcxtecf6g" text:style-name="Index_20_Link" text:visited-style-name="Index_20_Link"><text:span text:style-name="T18">Pregunta entrevista 15</text:span></text:a><text:span text:style-name="T18"><text:tab/>8</text:span></text:p>
        </text:index-body>
      </text:table-of-content>
      <text:p text:style-name="P16"/>
      <text:p text:style-name="P17"><text:span text:style-name="T15">UD05. Activitats avaluables (Semipresencial)</text:span></text:p>
      <text:list xml:id="list429250769" text:style-name="WWNum9">
        <text:list-item>
          <text:p text:style-name="P46"><text:bookmark text:name="_dbh0n1vac4c8"/>Data d’entrega</text:p>
        </text:list-item>
      </text:list>
      <text:p text:style-name="Standard"><text:span text:style-name="T11">Data límit d'entrega: </text:span><text:span text:style-name="T20">Dilluns 22 de novembre a les 14:00.</text:span></text:p>
      <text:p text:style-name="Standard">L’activitat serà avaluada quan haja passat la data límit d’entrega.</text:p>
      <text:p text:style-name="P22"><text:span text:style-name="T12"><text:s/>❕</text:span><text:span text:style-name="T13"> </text:span><text:span text:style-name="T11">Atenció: </text:span>la data d’entrega no és prorrogable. Si no entregues en temps, la qualificació serà 0.</text:p>
      <text:list xml:id="list15744401512595" text:continue-numbering="true" text:style-name="WWNum9">
        <text:list-item>
          <text:p text:style-name="P46"><text:bookmark text:name="_9maybllx2a09"/>Observacions prèvies a la realització de la tasca avaluables</text:p>
        </text:list-item>
      </text:list>
      <text:list xml:id="list980008925" text:style-name="WWNum5">
        <text:list-item>
          <text:p text:style-name="P23">Per a lliurar les imatges dels contenidors, has d’utilitzar el repositori de “Docker Hub”.</text:p>
          <text:list>
            <text:list-item>
              <text:p text:style-name="P42">Les imatges dels contenidors han de ser privades.</text:p>
            </text:list-item>
          </text:list>
        </text:list-item>
        <text:list-item>
          <text:p text:style-name="P30">Has d’utilitzar el repositori Github creat per lliurar treballs del mòdul. Recordeu que el repositori de Github:</text:p>
          <text:list>
            <text:list-item>
              <text:p text:style-name="P42">És un lloc de treball. Es valorarà si s’ha utilitzat correctament (pujant versions i no actuant únicament com un lloc on lliurar la tasca).</text:p>
            </text:list-item>
            <text:list-item>
              <text:p text:style-name="P42">És molt important que el repositori siga privat, per tal d’evitar una hipotètica còpia d’altres alumnes.</text:p>
            </text:list-item>
            <text:list-item>
              <text:p text:style-name="P42">El repositori ha d'estar organitzat en carpetes i fitxers, amb noms descriptius tant en fitxers com de carpetes, de forma que siga fàcil navegar, no a soles per mi, sinó per un hipotètic contractador que veja el teu repositori com un portfolio.</text:p>
            </text:list-item>
            <text:list-item>
              <text:p text:style-name="P42">El repositori és un portfolio i no "un lloc on entregar la pràctica". Faciliteu la lectura pujant el document en PDF mínim (a més, podeu pujar en ODT, DOCX, etc.). No fiqueu el document en un ".zip" o ".rar".</text:p>
            </text:list-item>
          </text:list>
        </text:list-item>
        <text:list-item>
          <text:p text:style-name="P30">Quan s’entreguen documents, aquests han de tindre una bona presentació. Encara que siga xicotet, ha de tindre portada, índex, capçalera, peu de pàgina (amb nombre de pàgina), a més de ser coherent en estil.</text:p>
        </text:list-item>
        <text:list-item>
          <text:p text:style-name="P30">Quan s’entregue fitxers amb codi han d’estar correctament formatats i abundantment comentats. </text:p>
          <text:list>
            <text:list-item>
              <text:p text:style-name="P42"><text:span text:style-name="T20">Nota</text:span><text:span text:style-name="T19">: podeu fer els comentaris dels programes a la llengua que vulgueu.</text:span></text:p>
            </text:list-item>
          </text:list>
        </text:list-item>
      </text:list>
      <text:list xml:id="list1349501769" text:style-name="WWNum3">
        <text:list-item>
          <text:p text:style-name="P35">Les parts de redactat de l’activitat han de fer-se en valencià. No serem molt estrictes en gramàtica i ortografia, però almenys heu d’intentar fer-ho bé.</text:p>
        </text:list-item>
      </text:list>
      <text:p text:style-name="Standard"><text:soft-page-break/></text:p>
      <text:p text:style-name="P22"><text:span text:style-name="T12"><text:s/>❕</text:span><text:span text:style-name="T13"> </text:span><text:span text:style-name="T11">Atenció: </text:span>no complir aquestes consideracions pot reduir la nota fins a 3 punts.</text:p>
      <text:list xml:id="list15745207268482" text:continue-list="list15744401512595" text:style-name="WWNum9">
        <text:list-item>
          <text:p text:style-name="P45"><text:bookmark text:name="_2itjvswydgw7"/>Demostració d’autoria dels exercicis i castic per copia</text:p>
        </text:list-item>
      </text:list>
      <text:p text:style-name="Standard">Per a considerar un exercici realitzat, no basta únicament amb lliurar el codi amb comentaris. L’alumnat ha de SER CAPAÇ d’entendre i defendre el seu exercici a petició del professor i SER <text:s text:c="28"/></text:p>
      <text:p text:style-name="Standard">CAPAÇ de realitzar modificacions relacionades amb el mateix, amb el fi de demostrar l’adquisició de coneixement i evitar qualsevol sospita de còpia.</text:p>
      <text:p text:style-name="Standard">Si l’alumnat no pot fer aquesta defensa i aquestes modificacions, es considerarà que ha copiat l’exercici. <text:span text:style-name="T22">La còpia es castiga amb el suspens del mòdul complet.</text:span></text:p>
      <text:p text:style-name="P1"/>
      <text:list xml:id="list15744623167610" text:continue-numbering="true" text:style-name="WWNum9">
        <text:list-item>
          <text:p text:style-name="P46"><text:bookmark text:name="_42r7h17vh8ep"/>Entrevista tècnica</text:p>
        </text:list-item>
      </text:list>
      <text:p text:style-name="Standard">Aquesta activitat consisteix en la preparació per una entrevista tècnica per un lloc de treball on ens demanen coneixements de Python 3.</text:p>
      <text:p text:style-name="Standard"/>
      <text:p text:style-name="Standard">Resolent aquestes preguntes, a més de preparar l’entrevista tècnica, estem preparant un portfolio. Aquestes preguntes no són només un element a resoldre, sinó que seran la nostra imatge de cara a l’empresa.</text:p>
      <text:p text:style-name="P22"><text:span text:style-name="T12"><text:s/>❕</text:span><text:span text:style-name="T13"> </text:span><text:span text:style-name="T11">Atenció: </text:span>en aquesta activitat no volem acabar exercicis. Volem demostrar que sabem Python 3. Per aquest motiu <text:span text:style-name="T23">t</text:span><text:span text:style-name="T22">ot exercici sense abundants comentaris, serà qualificat amb un 0.</text:span> </text:p>
      <text:p text:style-name="P22"><text:span text:style-name="T22">Els comentaris podran fer-se en valencià, castellà o anglés.</text:span></text:p>
      <text:p text:style-name="Standard"/>
      <text:list xml:id="list15745833846920" text:continue-numbering="true" text:style-name="WWNum9">
        <text:list-item>
          <text:list>
            <text:list-item>
              <text:p text:style-name="P46"><text:bookmark text:name="_viyy9irjbnvt"/>Pregunta entrevista 01</text:p>
            </text:list-item>
          </text:list>
        </text:list-item>
      </text:list>
      <text:p text:style-name="P11">Prepara amb un exemple on expliques com fer en Python 3:</text:p>
      <text:list xml:id="list2641013958" text:style-name="WWNum4">
        <text:list-item>
          <text:p text:style-name="P29">Clonar una llista.</text:p>
          <text:list>
            <text:list-item>
              <text:p text:style-name="P44">¿Quina és la diferència en Python entre “shallow copy” i “deep copy”?</text:p>
            </text:list-item>
          </text:list>
        </text:list-item>
        <text:list-item>
          <text:p text:style-name="P34">Afegir un element a una llista.</text:p>
        </text:list-item>
        <text:list-item>
          <text:p text:style-name="P34">Llevar un element a una llista.</text:p>
        </text:list-item>
        <text:list-item>
          <text:p text:style-name="P34">Crear una nova llista amb els 4 últims elements d’una llista.</text:p>
        </text:list-item>
        <text:list-item>
          <text:p text:style-name="P34"><text:soft-page-break/>Convertir les paraules <text:s/>d’una cadena (separades per espai) a una llista.</text:p>
        </text:list-item>
        <text:list-item>
          <text:p text:style-name="P34">Comentaris amb una línia.</text:p>
        </text:list-item>
        <text:list-item>
          <text:p text:style-name="P41">Comentaris multilínia.</text:p>
        </text:list-item>
      </text:list>
      <text:list xml:id="list15744343838282" text:continue-list="list15745833846920" text:style-name="WWNum9">
        <text:list-item>
          <text:list>
            <text:list-item>
              <text:p text:style-name="P45"><text:bookmark text:name="_xbrdpa8blftx"/>Pregunta entrevista 02</text:p>
            </text:list-item>
          </text:list>
        </text:list-item>
      </text:list>
      <text:p text:style-name="Standard">En Python 3 els tipus simples es passen per valor i els compostos per referència.</text:p>
      <text:p text:style-name="Standard">Crea un exemple amb 3 funcions que:</text:p>
      <text:list xml:id="list4255900344" text:style-name="WWNum1">
        <text:list-item>
          <text:p text:style-name="P24">Reva 2 números i torne la suma.</text:p>
        </text:list-item>
        <text:list-item>
          <text:p text:style-name="P31">Reva una llista i modifique eixa mateixa llista (referència) doblant els valors de tots els elements. No ha de retornar res.</text:p>
        </text:list-item>
        <text:list-item>
          <text:p text:style-name="P36">Reva una llista i torne una còpia de la llista mateixa llista (referència) doblant els valors de tots els elements. La llista original no hi ha de modificar-se.</text:p>
        </text:list-item>
      </text:list>
      <text:list xml:id="list15744216595737" text:continue-list="list15744343838282" text:style-name="WWNum9">
        <text:list-item>
          <text:list>
            <text:list-item>
              <text:p text:style-name="P45"><text:bookmark text:name="_dcq81jwpzeij"/>Pregunta entrevista 03</text:p>
            </text:list-item>
          </text:list>
        </text:list-item>
      </text:list>
      <text:p text:style-name="Standard">Partint d’un context on volem emmagatzemar un usuari i la seua contrasenya. <text:s/>Fes un exemple que explica com es faria:</text:p>
      <text:list xml:id="list1969490635" text:style-name="WWNum6">
        <text:list-item>
          <text:p text:style-name="P25">Utilitzant una llista. </text:p>
        </text:list-item>
        <text:list-item>
          <text:p text:style-name="P37">Utilitzant un diccionari. </text:p>
        </text:list-item>
      </text:list>
      <text:p text:style-name="Standard">En omplir-se, les contrasenyes han de passar-se a un format Hash (per exemple SHA <text:a xlink:type="simple" xlink:href="https://recursospython.com/guias-y-manuales/hashlib-md5-sha/" text:style-name="ListLabel_20_73" text:visited-style-name="ListLabel_20_73"><text:span text:style-name="T25">https://recursospython.com/guias-y-manuales/hashlib-md5-sha/</text:span></text:a> ). L’exemple ha d’omplir la llista amb 5 usuaris/contrasenya i fer dues consultes.</text:p>
      <text:list xml:id="list15745343792101" text:continue-list="list15744216595737" text:style-name="WWNum9">
        <text:list-item>
          <text:list>
            <text:list-item>
              <text:p text:style-name="P45"><text:bookmark text:name="_3btsu7pryu3b"/>Pregunta entrevista 04</text:p>
            </text:list-item>
          </text:list>
        </text:list-item>
      </text:list>
      <text:p text:style-name="Standard">Explica amb exemples com funcionen els operadors “is”, “not”, “in” en Python 3.</text:p>
      <text:list xml:id="list15744929440177" text:continue-numbering="true" text:style-name="WWNum9">
        <text:list-item>
          <text:list>
            <text:list-item>
              <text:p text:style-name="P45"><text:bookmark text:name="_ormqpvxdzzrw"/>Pregunta entrevista 05</text:p>
            </text:list-item>
          </text:list>
        </text:list-item>
      </text:list>
      <text:p text:style-name="Standard">Posa un exemple de com passar diversos paràmetres des de consola a un programa Python 3.</text:p>
      <text:list xml:id="list15744637749848" text:continue-numbering="true" text:style-name="WWNum9">
        <text:list-item>
          <text:list>
            <text:list-item>
              <text:p text:style-name="P45"><text:bookmark text:name="_xu2a7tguu7bo"/>Pregunta entrevista 06</text:p>
            </text:list-item>
          </text:list>
        </text:list-item>
      </text:list>
      <text:p text:style-name="Standard">Crea un llistat en el qual cada element d’eixa llista siga una llista amb dos valors: mida i pes.</text:p>
      <text:p text:style-name="Standard">Utilitzant <text:a xlink:type="simple" xlink:href="https://docs.python.org/3/howto/sorting.html" text:style-name="ListLabel_20_73" text:visited-style-name="ListLabel_20_73"><text:span text:style-name="T25">https://docs.python.org/3/howto/sorting.html</text:span></text:a> i las “key functions”, fer que aquesta llista s’ordene per major altura i en cas d’igualtat, per menor pes.</text:p>
      <text:p text:style-name="Standard"><text:soft-page-break/></text:p>
      <text:p text:style-name="Standard">Explica en comentaris que és realment la “key function”. Pista: en l’ajuda diuen </text:p>
      <text:p text:style-name="Standard"><text:span text:style-name="T24">“The value of the key parameter should be a function (or other callable) that takes a single argument and returns a key to use for sorting purposes. This technique is fast because the key function is called exactly once for each input record.”.</text:span></text:p>
      <text:p text:style-name="Standard"/>
      <text:list xml:id="list15744690652594" text:continue-numbering="true" text:style-name="WWNum9">
        <text:list-item>
          <text:list>
            <text:list-item>
              <text:p text:style-name="P45"><text:bookmark text:name="_hwnh5hv2rboo"/>Pregunta entrevista 07</text:p>
            </text:list-item>
          </text:list>
        </text:list-item>
      </text:list>
      <text:p text:style-name="Standard">Defineix la classe Car en Python 3. La classe tindrà com atributs “matrícula” (numèrica) i “color”. Crea un mètode imprimir, i a més dos mètodes que vulgues.</text:p>
      <text:p text:style-name="Standard">En segon lloc, fes que el programa demane un número “n” per teclat i es creen “n” instàncies de la classe, on cada instància:</text:p>
      <text:list xml:id="list456686964" text:style-name="WWNum7">
        <text:list-item>
          <text:p text:style-name="P26">Cada “matricula” tindrà un número consecutiu des d’1 fins a “n”.</text:p>
        </text:list-item>
        <text:list-item>
          <text:p text:style-name="P38">El “color” serà per a cada instància un color aleatori obtingut d’aquest llistat [“red”, “white”, “black”, “pink”, “blue”]</text:p>
        </text:list-item>
      </text:list>
      <text:p text:style-name="Standard"/>
      <text:p text:style-name="Standard">Finalment, el programa haurà d’imprimir els valors de les 10 primeres instàncies. En cas que “n” siga menor que 10, només imprimirà “n” instàncies.</text:p>
      <text:list xml:id="list15744917443426" text:continue-list="list15744690652594" text:style-name="WWNum9">
        <text:list-item>
          <text:list>
            <text:list-item>
              <text:p text:style-name="P45"><text:bookmark text:name="_ee7ha6i6dtf3"/>Pregunta entrevista 08</text:p>
            </text:list-item>
          </text:list>
        </text:list-item>
      </text:list>
      <text:p text:style-name="Standard">Explica i posa un exemple senzill d’una funció lambda en Python 3.</text:p>
      <text:p text:style-name="Standard">Després, posa un exemple que utilitze les funcions de Python:</text:p>
      <text:list xml:id="list933572122" text:style-name="WWNum2">
        <text:list-item>
          <text:p text:style-name="P27">Utilitzant “map()” (i “list()” com recolzament per convertir a llista). Heu de llegir de teclat una cadena de text formada per números separats amb espai.</text:p>
          <text:list>
            <text:list-item>
              <text:p text:style-name="P43">Si la cadena conté caràcters alfabètics, haurà de llançar una excepció.</text:p>
            </text:list-item>
          </text:list>
        </text:list-item>
        <text:list-item>
          <text:p text:style-name="P32">Utilitzant “filter()”, elimina de la cadena anterior els números menors que 10.</text:p>
        </text:list-item>
        <text:list-item>
          <text:p text:style-name="P39">Amb la cadena resultant i utilitzant “reduce()”, retorna la suma dels elements de la llista. </text:p>
        </text:list-item>
      </text:list>
      <text:p text:style-name="Standard"/>
      <text:p text:style-name="Standard"/>
      <text:p text:style-name="Standard"/>
      <text:list xml:id="list15745375568918" text:continue-list="list15744917443426" text:style-name="WWNum9">
        <text:list-item>
          <text:list>
            <text:list-item>
              <text:p text:style-name="P45"><text:bookmark text:name="_cc1fbbb1oud9"/><text:soft-page-break/>Pregunta entrevista 09</text:p>
            </text:list-item>
          </text:list>
        </text:list-item>
      </text:list>
      <text:p text:style-name="Standard">Realitza un programa que rebrà per paràmetres de consola dos noms: <text:s/>el del fitxer d’entrada i el del fitxer d’eixida.</text:p>
      <text:p text:style-name="Standard">El programa implementarà dues funcions: “esPalindromo” i “esPrimo”.</text:p>
      <text:p text:style-name="Standard">El programa ha de llegir el fitxer d’entrada. Aquest fitxer conte un número per línia (no s’especifica quantes línies, ha de funcionar per qualsevol número).</text:p>
      <text:p text:style-name="Standard">El nostre programa ha d’imprimir en el fitxer d’eixida dues línies i després un llistat amb un número per línia: </text:p>
      <text:list xml:id="list2815952189" text:style-name="WWNum8">
        <text:list-item>
          <text:p text:style-name="P28">La primera línia ha de dir <text:s/>quants números eren “palíndroms” (capicua)</text:p>
        </text:list-item>
        <text:list-item>
          <text:p text:style-name="P33">Una altra línia dient quants eren “cosins”.</text:p>
        </text:list-item>
        <text:list-item>
          <text:p text:style-name="P40">Finalment, “n” línies indicant quins “n” números eren al mateix temps cosins i palíndroms.</text:p>
        </text:list-item>
      </text:list>
      <text:p text:style-name="Standard"/>
      <text:p text:style-name="Standard">Per exemple:</text:p>
      <text:p text:style-name="Standard"><text:span text:style-name="T11">Fitxer “exempleEntrada.txt”</text:span></text:p>
      <text:p text:style-name="Standard">5</text:p>
      <text:p text:style-name="Standard">7</text:p>
      <text:p text:style-name="Standard">11</text:p>
      <text:p text:style-name="Standard">13</text:p>
      <text:p text:style-name="Standard">14</text:p>
      <text:p text:style-name="Standard">15</text:p>
      <text:p text:style-name="Standard">22</text:p>
      <text:p text:style-name="Standard"><text:span text:style-name="T11">Fitxer “exempleEixida.txt”</text:span></text:p>
      <text:p text:style-name="Standard">Hi han 4 números palíndroms.</text:p>
      <text:p text:style-name="Standard">Hi han 3 números cosins.</text:p>
      <text:p text:style-name="Standard"><text:soft-page-break/>5</text:p>
      <text:p text:style-name="Standard">7</text:p>
      <text:p text:style-name="Standard">11</text:p>
      <text:p text:style-name="Standard">A més, per tal de tindre aquest programa en un executable i poder distribuir-ho haurem d’empacar el programa en un executable utilitzant la biblioteca <text:a xlink:type="simple" xlink:href="https://www.pyinstaller.org/" text:style-name="ListLabel_20_73" text:visited-style-name="ListLabel_20_73"><text:span text:style-name="T25">https://www.pyinstaller.org/</text:span></text:a>.</text:p>
      <text:list xml:id="list15744495217159" text:continue-list="list15745375568918" text:style-name="WWNum9">
        <text:list-item>
          <text:list>
            <text:list-item>
              <text:p text:style-name="P45"><text:bookmark text:name="_vw8rw3phwpgn"/>Pregunta entrevista 10</text:p>
            </text:list-item>
          </text:list>
        </text:list-item>
      </text:list>
      <text:p text:style-name="Standard">Crea un programa Python 3 que ens ajude a organitzar els fitxers de la carpeta actual. El programa tindrà una llista amb extensions de programes (ha de funcionar amb qualsevol). </text:p>
      <text:p text:style-name="Standard">El programa en executar-se, per cada extensió, mourà tots els fitxers amb eixa extensió a una carpeta amb eixe nom.</text:p>
      <text:p text:style-name="Standard">Per exemple, <text:s/>amb llista=[“png”,”mp4”, “doc”], el programa mouria tots els fitxers amb extensió “.png” de la carpeta actual a una carpeta anomenada “png”. El mateix amb els fitxers “.mp4” a <text:s/>la carpeta “mp4” i els fitxers “.doc” amb la carpeta “doc”.</text:p>
      <text:p text:style-name="Standard"/>
      <text:p text:style-name="Standard">A més, per tal de tindre aquest programa en un executable i poder distribuir-ho haurem d’empacar el programa en un executable utilitzant la biblioteca <text:a xlink:type="simple" xlink:href="https://www.pyinstaller.org/" text:style-name="ListLabel_20_73" text:visited-style-name="ListLabel_20_73"><text:span text:style-name="T25">https://www.pyinstaller.org/</text:span></text:a>.</text:p>
      <text:p text:style-name="Standard"/>
      <text:list xml:id="list15744567294629" text:continue-numbering="true" text:style-name="WWNum9">
        <text:list-item>
          <text:list>
            <text:list-item>
              <text:p text:style-name="P45"><text:bookmark text:name="_8l72fx451459"/>Pregunta entrevista 11</text:p>
            </text:list-item>
          </text:list>
        </text:list-item>
      </text:list>
      <text:p text:style-name="Standard">Utilitzant la biblioteca <text:a xlink:type="simple" xlink:href="https://pypi.org/project/python-barcode/" text:style-name="ListLabel_20_73" text:visited-style-name="ListLabel_20_73"><text:span text:style-name="T25">https://pypi.org/project/python-barcode/</text:span></text:a>, hem de llegir un fitxer “.csv” passat per paràmetres de consola.</text:p>
      <text:p text:style-name="Standard">Aquest fitxer tindrà un format en el qual cada línia usarà “nomalumne,ID”.</text:p>
      <text:p text:style-name="Standard">Per exemple</text:p>
      <text:p text:style-name="Standard">“Alumne 01”,”1”</text:p>
      <text:p text:style-name="Standard">“Alumne 02”,”2”</text:p>
      <text:p text:style-name="Standard">Haurem de fer un programa, que llegint eixe fitxer “.csv” genere per cada alumne genere un fitxer “nomalumne.png” amb un codi de barres en format “EAN 13” que tinga com informació el “ID” de l’alumne.</text:p>
      <text:p text:style-name="Standard"/>
      <text:list xml:id="list15744691408764" text:continue-numbering="true" text:style-name="WWNum9">
        <text:list-item>
          <text:list>
            <text:list-item>
              <text:p text:style-name="P45"><text:bookmark text:name="_e118bn52s19y"/>Pregunta entrevista 12</text:p>
            </text:list-item>
          </text:list>
        </text:list-item>
      </text:list>
      <text:p text:style-name="Standard">Complementant la pregunta anterior i utilitzant com a base el següent exemple de codi <text:a xlink:type="simple" xlink:href="https://www.geeksforgeeks.org/how-to-make-a-barcode-reader-in-python/" text:style-name="ListLabel_20_73" text:visited-style-name="ListLabel_20_73"><text:span text:style-name="T25">https://www.geeksforgeeks.org/how-to-make-a-barcode-reader-in-python/</text:span></text:a> fes un programa que llegisca tots els “.png” d’un directori i ens diga el nom d’alumne i el seu ID. (Recorda, el nom de l’alumne és el nom del “.png” i el ID has d’extraure-lo del codi de barres).</text:p>
      <text:p text:style-name="Standard"><text:soft-page-break/></text:p>
      <text:list xml:id="list15745093045409" text:continue-numbering="true" text:style-name="WWNum9">
        <text:list-item>
          <text:list>
            <text:list-item>
              <text:p text:style-name="P45"><text:bookmark text:name="_uagkr6qiqv6g"/>Pregunta entrevista 13</text:p>
            </text:list-item>
          </text:list>
        </text:list-item>
      </text:list>
      <text:p text:style-name="Standard">Crea un programa que tinga una interfície gràfica” senzilla usant <text:s/>“Kivy”, un entorn multiplataforma per Python <text:a xlink:type="simple" xlink:href="https://kivy.org" text:style-name="ListLabel_20_73" text:visited-style-name="ListLabel_20_73"><text:span text:style-name="T25">https://kivy.org</text:span></text:a>.</text:p>
      <text:p text:style-name="Standard">Aquest programa, en arrancar, carregara un fitxer (“users.csv”) que per cada línia tindrà un usuari tindrà el següent format:</text:p>
      <text:p text:style-name="Standard">“user”:”passwordinSHA”</text:p>
      <text:p text:style-name="Standard"/>
      <text:p text:style-name="Standard">La interfície gràfica que tindrà dos camps de text, “usuari” i “contrasenya” (en text pla, però oculta en teclejar) i un botó “comprovar”.</text:p>
      <text:p text:style-name="Standard">Si l’usuari existeix i la contrasenya és correcta, mostrarà un missatge de “OK”. En cas contrari, un missatge “ERROR”.</text:p>
      <text:p text:style-name="Standard"/>
      <text:p text:style-name="Standard">NOTA: recorda, per comprovar si una contrasenya en SHA és correcta, aprofitant les propietats de les funcions “hash” <text:a xlink:type="simple" xlink:href="https://es.wikipedia.org/wiki/Funci%C3%B3n_hash" text:style-name="ListLabel_20_73" text:visited-style-name="ListLabel_20_73"><text:span text:style-name="T25">https://es.wikipedia.org/wiki/Funci%C3%B3n_hash</text:span></text:a> el que has de fer és obtenir el “hash” de la contrasenya en text pla i comparar eixe “hash” obtingut amb el “hash” emmagatzemar. Si són iguals, la contrasenya és correcta.</text:p>
      <text:p text:style-name="Standard"/>
      <text:p text:style-name="Standard"/>
      <text:p text:style-name="Standard"/>
      <text:p text:style-name="Standard"/>
      <text:p text:style-name="Standard"/>
      <text:p text:style-name="Standard"/>
      <text:list xml:id="list15744893629680" text:continue-numbering="true" text:style-name="WWNum9">
        <text:list-item>
          <text:list>
            <text:list-item>
              <text:p text:style-name="P45"><text:bookmark text:name="_za5gxeh5rekm"/>Pregunta entrevista 14</text:p>
            </text:list-item>
          </text:list>
        </text:list-item>
      </text:list>
      <text:p text:style-name="Standard">Replica aquest exemple de Python 3 per fer reconeixement de text en imatges. Afegeix comentaris per explicar el seu ús.</text:p>
      <text:p text:style-name="Standard"><text:a xlink:type="simple" xlink:href="https://towardsdatascience.com/building-a-simple-text-recognizer-in-python-93e453ddb759" text:style-name="ListLabel_20_73" text:visited-style-name="ListLabel_20_73"><text:span text:style-name="T25">https://towardsdatascience.com/building-a-simple-text-recognizer-in-python-93e453ddb759</text:span></text:a></text:p>
      <text:p text:style-name="Standard"/>
      <text:list xml:id="list15744989578787" text:continue-numbering="true" text:style-name="WWNum9">
        <text:list-item>
          <text:list>
            <text:list-item>
              <text:p text:style-name="P45"><text:bookmark text:name="_1njrcxtecf6g"/>Pregunta entrevista 15</text:p>
            </text:list-item>
          </text:list>
        </text:list-item>
      </text:list>
      <text:p text:style-name="Standard"><text:soft-page-break/>Utilitzant la biblioteca de Python 3 “requests” i basant-se en exemples com</text:p>
      <text:p text:style-name="Standard"><text:a xlink:type="simple" xlink:href="https://pythonizando.com/consumir-una-api-rest-con-python-3-usando-requests/" text:style-name="ListLabel_20_73" text:visited-style-name="ListLabel_20_73"><text:span text:style-name="T25">https://pythonizando.com/consumir-una-api-rest-con-python-3-usando-requests/</text:span></text:a></text:p>
      <text:p text:style-name="Standard">Fes un programa que consumeix l’API de “Rick and Morty” <text:a xlink:type="simple" xlink:href="https://rickandmortyapi.com/" text:style-name="ListLabel_20_73" text:visited-style-name="ListLabel_20_73"><text:span text:style-name="T25">https://rickandmortyapi.com/</text:span></text:a></text:p>
      <text:p text:style-name="Standard">El nostre programa ens permetrà dient una espècie (atribut “specie”), quins personatges són d’eixa espèci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73" style:display-name="ListLabel 73"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es de gestió empresarial <text:tab/><text:tab/>UD05. Activitats avaluables</text:span></text:p>
      </style:header>
      <style:footer>
        <text:p text:style-name="MP4"><text:span text:style-name="MT1">Sistemes de gestió empresarial<text:tab/><text:tab/>UD05 - Pàgina </text:span><text:page-number text:select-page="current">10</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10" meta:paragraph-count="156" meta:word-count="1867" meta:character-count="11722" meta:non-whitespace-character-count="9979"/>
    <meta:generator>LibreOfficeDev/6.0.5.2$Linux_X86_64 LibreOffice_project/</meta:generator>
  </office:meta>
</office:document-meta>
</file>